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00000000CEC000009B14875E66B9DEA57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Liberation Sans5"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Inspiration-subtitle">
      <style:graphic-properties draw:fill-color="#ffffff" fo:min-height="11.704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subtitle">
      <style:graphic-properties draw:fill-color="#ffffff" fo:min-height="12.179cm"/>
    </style:style>
    <style:style style:name="pr6" style:family="presentation" style:parent-style-name="Inspiration-notes">
      <style:graphic-properties draw:fill-color="#ffffff" draw:auto-grow-height="true" fo:min-height="14cm"/>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paragraph-properties fo:margin-top="0cm" fo:margin-bottom="0.4cm"/>
    </style:style>
    <style:style style:name="T1" style:family="text">
      <style:text-properties fo:font-size="40pt" style:font-size-asian="24pt" style:font-size-complex="24pt"/>
    </style:style>
    <style:style style:name="T2" style:family="text">
      <style:text-properties style:font-name="Liberation Mono2" fo:font-size="20pt" style:font-size-asian="24pt" style:font-size-complex="24pt"/>
    </style:style>
    <style:style style:name="T3" style:family="text">
      <style:text-properties style:font-name="Liberation Mono2" fo:font-size="18pt" style:font-size-asian="24pt" style:font-size-complex="24pt"/>
    </style:style>
    <style:style style:name="T4" style:family="text">
      <style:text-properties style:font-name="Liberation Sans5" fo:font-size="26pt" style:font-size-asian="24pt" style:font-size-complex="24pt"/>
    </style:style>
    <style:style style:name="T5" style:family="text">
      <style:text-properties style:font-name="Liberation Mono2" fo:font-size="22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space-before="0.3cm" text:min-label-width="0.9cm"/>
        <style:text-properties fo:font-family="OpenSymbol" style:font-charset="x-symbol" fo:color="#99cc66" fo:font-size="45%"/>
      </text:list-level-style-bullet>
      <text:list-level-style-bullet text:level="2" text:bullet-char="●">
        <style:list-level-properties text:space-before="1.5cm" text:min-label-width="0.9cm"/>
        <style:text-properties fo:font-family="OpenSymbol" style:font-charset="x-symbol" fo:color="#99cc66" fo:font-size="45%"/>
      </text:list-level-style-bullet>
      <text:list-level-style-bullet text:level="3" text:bullet-char="●">
        <style:list-level-properties text:space-before="2.8cm" text:min-label-width="0.8cm"/>
        <style:text-properties fo:font-family="OpenSymbol" style:font-charset="x-symbol" fo:color="#99cc66" fo:font-size="45%"/>
      </text:list-level-style-bullet>
      <text:list-level-style-bullet text:level="4" text:bullet-char="●">
        <style:list-level-properties text:space-before="4.2cm" text:min-label-width="0.6cm"/>
        <style:text-properties fo:font-family="OpenSymbol" style:font-charset="x-symbol" fo:color="#99cc66" fo:font-size="45%"/>
      </text:list-level-style-bullet>
      <text:list-level-style-bullet text:level="5" text:bullet-char="●">
        <style:list-level-properties text:space-before="5.4cm" text:min-label-width="0.6cm"/>
        <style:text-properties fo:font-family="OpenSymbol" style:font-charset="x-symbol" fo:color="#99cc66" fo:font-size="45%"/>
      </text:list-level-style-bullet>
      <text:list-level-style-bullet text:level="6" text:bullet-char="●">
        <style:list-level-properties text:space-before="6.6cm" text:min-label-width="0.6cm"/>
        <style:text-properties fo:font-family="OpenSymbol" style:font-charset="x-symbol" fo:color="#99cc66" fo:font-size="45%"/>
      </text:list-level-style-bullet>
      <text:list-level-style-bullet text:level="7" text:bullet-char="●">
        <style:list-level-properties text:space-before="7.8cm" text:min-label-width="0.6cm"/>
        <style:text-properties fo:font-family="OpenSymbol" style:font-charset="x-symbol" fo:color="#99cc66" fo:font-size="45%"/>
      </text:list-level-style-bullet>
      <text:list-level-style-bullet text:level="8" text:bullet-char="●">
        <style:list-level-properties text:space-before="9cm" text:min-label-width="0.6cm"/>
        <style:text-properties fo:font-family="OpenSymbol" style:font-charset="x-symbol" fo:color="#99cc66" fo:font-size="45%"/>
      </text:list-level-style-bullet>
      <text:list-level-style-bullet text:level="9" text:bullet-char="●">
        <style:list-level-properties text:space-before="10.2cm" text:min-label-width="0.6cm"/>
        <style:text-properties fo:font-family="OpenSymbol" style:font-charset="x-symbol" fo:color="#99cc66" fo:font-size="45%"/>
      </text:list-level-style-bullet>
      <text:list-level-style-bullet text:level="10" text:bullet-char="●">
        <style:list-level-properties text:space-before="11.4cm" text:min-label-width="0.6cm"/>
        <style:text-properties fo:font-family="OpenSymbol" style:font-charset="x-symbol" fo:color="#99cc66" fo:font-size="45%"/>
      </text:list-level-style-bullet>
    </text:list-style>
  </office:automatic-styles>
  <office:body>
    <office:presentation>
      <draw:page draw:name="page1" draw:style-name="dp1" draw:master-page-name="Inspiration" presentation:presentation-page-layout-name="AL1T32">
        <draw:frame presentation:style-name="pr1" draw:text-style-name="P1" draw:layer="layout" svg:width="20cm" svg:height="11.704cm" svg:x="2.86cm" svg:y="4.627cm" presentation:class="subtitle" presentation:user-transformed="true">
          <draw:text-box>
            <text:p><text:span text:style-name="T1">Three Quick Topics</text:span></text:p>
            <text:p>Pi-hole, Windows Subsystem for Linux and CircuitPython</text:p>
            <text:p/>
            <text:p>Connie Sieh &amp; Dave Putz</text:p>
            <text:p>Uniforum Chicago</text:p>
            <text:p>January 21, 2020</text:p>
            <text:p/>
            <text:p><text:s/></text:p>
          </draw:text-box>
        </draw:frame>
        <presentation:notes draw:style-name="dp2">
          <draw:page-thumbnail draw:style-name="gr1" draw:layer="layout" svg:width="12.75cm" svg:height="9.56cm" svg:x="4.125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The Pi-hole® is a DNS sinkhole that protects your devices from unwanted content, without installing any client-side software.</text:p>
              </text:list-item>
              <text:list-item>
                <text:p>It is set up as a DNS server that has a configurable blacklist of sites</text:p>
              </text:list-item>
              <text:list-item>
                <text:p>When a DNS request is made to a listed site a fake IP address is returned, which points to a small web server on the Pi-hole system. </text:p>
              </text:list-item>
              <text:list-item>
                <text:p>Any requests made to the fake IP address just return a tiny blank image.</text:p>
              </text:list-item>
              <text:list-item>
                <text:p>So, your web browser (or other software) thinks it has received an ad, but just displays an empty space.</text:p>
              </text:list-item>
            </text:list>
          </draw:text-box>
        </draw:frame>
        <presentation:notes draw:style-name="dp2">
          <draw:page-thumbnail draw:style-name="gr1" draw:layer="layout" svg:width="12.75cm" svg:height="9.56cm" svg:x="4.125cm" svg:y="2.5cm" draw:page-number="2" presentation:class="page"/>
          <draw:frame presentation:style-name="pr2" draw:text-style-name="P2" draw:layer="layout" svg:width="17cm" svg:height="14cm" svg:x="2cm" svg:y="13cm" presentation:class="notes" presentation:placeholder="true">
            <draw:text-box/>
          </draw:frame>
        </presentation:notes>
      </draw:page>
      <draw:page draw:name="page3"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778cm" svg:y="5.588cm" presentation:class="outline" presentation:user-transformed="true">
          <draw:text-box>
            <text:list text:style-name="L2">
              <text:list-item>
                <text:p>Prerequisites</text:p>
                <text:list>
                  <text:list-item>
                    <text:p>512 MB Ram, 52MB disk space</text:p>
                  </text:list-item>
                  <text:list-item>
                    <text:p><text:s/>A supported operating system</text:p>
                    <text:list>
                      <text:list-item>
                        <text:p>Raspian</text:p>
                      </text:list-item>
                      <text:list-item>
                        <text:p>Ubuntu</text:p>
                      </text:list-item>
                      <text:list-item>
                        <text:p>Debian</text:p>
                      </text:list-item>
                      <text:list-item>
                        <text:p>Fedora</text:p>
                      </text:list-item>
                      <text:list-item>
                        <text:p>CentOS</text:p>
                      </text:list-item>
                    </text:list>
                  </text:list-item>
                  <text:list-item>
                    <text:p>A static IP address for your network</text:p>
                  </text:list-item>
                  <text:list-item>
                    <text:p>The system you are running Pi-hole on must be connected to the internet</text:p>
                  </text:list-item>
                </text:list>
              </text:list-item>
            </text:list>
          </draw:text-box>
        </draw:frame>
        <presentation:notes draw:style-name="dp2">
          <draw:page-thumbnail draw:style-name="gr1" draw:layer="layout" svg:width="12.75cm" svg:height="9.56cm" svg:x="4.125cm" svg:y="2.5cm" draw:page-number="3" presentation:class="page"/>
          <draw:frame presentation:style-name="pr2"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Installation</text:p>
                <text:list>
                  <text:list-item>
                    <text:p>There are 3 methods available to install</text:p>
                    <text:list>
                      <text:list-item>
                        <text:p>A one-step automated install using curl</text:p>
                      </text:list-item>
                      <text:list-item>
                        <text:p>A git clone of the Pi-hole repository and running a script it contains</text:p>
                      </text:list-item>
                      <text:list-item>
                        <text:p>A manual download of the installer</text:p>
                      </text:list-item>
                    </text:list>
                    <text:p>The install will add any required packages that might be missing and ask questions about some configuration options</text:p>
                  </text:list-item>
                  <text:list-item>
                    <text:p>Time to install varies; on a slower wifi it took about 10 minutes</text:p>
                  </text:list-item>
                  <text:list-item>
                    <text:p>Note that the installer will show a randomized admin password; you will want to make a note of it (or use pihole -a -p to set a new one)</text:p>
                  </text:list-item>
                </text:list>
              </text:list-item>
            </text:list>
          </draw:text-box>
        </draw:frame>
        <presentation:notes draw:style-name="dp2">
          <draw:page-thumbnail draw:style-name="gr1" draw:layer="layout" svg:width="12.75cm" svg:height="9.56cm" svg:x="4.125cm" svg:y="2.5cm" draw:page-number="4" presentation:class="page"/>
          <draw:frame presentation:style-name="pr2"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Post-Installation</text:p>
                <text:list>
                  <text:list-item>
                    <text:p>Once the install completes successfully Pi-hole will be up and running</text:p>
                  </text:list-item>
                  <text:list-item>
                    <text:p>To use it, just point the DNS server for any device to the IP address of the Pi-hole system<text:tab/></text:p>
                    <text:list>
                      <text:list-item>
                        <text:p>If you have control over the dhcp server being used you can set the default DNS server to your Pi-hole</text:p>
                        <text:list>
                          <text:list-item>
                            <text:p>Example for dhcpd.conf:</text:p>
                            <text:p><text:span text:style-name="T2">option domain-name-servers xxx.xxx.xxx.xxx</text:span> </text:p>
                          </text:list-item>
                        </text:list>
                      </text:list-item>
                      <text:list-item>
                        <text:p>Pi-hole also comes with a built-in dhcp server</text:p>
                      </text:list-item>
                    </text:list>
                  </text:list-item>
                </text:list>
              </text:list-item>
            </text:list>
          </draw:text-box>
        </draw:frame>
        <presentation:notes draw:style-name="dp2">
          <draw:page-thumbnail draw:style-name="gr1" draw:layer="layout" svg:width="12.75cm" svg:height="9.56cm" svg:x="4.125cm" svg:y="2.5cm" draw:page-number="5" presentation:class="page"/>
          <draw:frame presentation:style-name="pr2"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Administration</text:p>
                <text:list>
                  <text:list-item>
                    <text:p>If you want to use the default blacklist, no more work is needed</text:p>
                  </text:list-item>
                  <text:list-item>
                    <text:p>There is a web-based admin tool available at the Pi-hole IP address </text:p>
                    <text:list>
                      <text:list-item>
                        <text:p>xxx.xxx.xxx.xxx/admin</text:p>
                      </text:list-item>
                    </text:list>
                  </text:list-item>
                  <text:list-item>
                    <text:p>You can get a graphical view of DNS queries – how many were made, how many were blocked, how many clients, etc.</text:p>
                  </text:list-item>
                  <text:list-item>
                    <text:p>There are many options available (such as disabling Pi-hole for a short time so you can see those ads)</text:p>
                  </text:list-item>
                  <text:list-item>
                    <text:p>You can add domains to the blacklist or whitelist</text:p>
                  </text:list-item>
                  <text:list-item>
                    <text:p/>
                  </text:list-item>
                </text:list>
              </text:list-item>
            </text:list>
          </draw:text-box>
        </draw:frame>
        <presentation:notes draw:style-name="dp2">
          <draw:page-thumbnail draw:style-name="gr1" draw:layer="layout" svg:width="12.75cm" svg:height="9.56cm" svg:x="4.125cm" svg:y="2.5cm" draw:page-number="6" presentation:class="page"/>
          <draw:frame presentation:style-name="pr2"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Demos</text:p>
                <text:list>
                  <text:list-item>
                    <text:p>Install</text:p>
                  </text:list-item>
                  <text:list-item>
                    <text:p>Admin page</text:p>
                  </text:list-item>
                  <text:list-item>
                    <text:p>Timing of a site with/without Pi-hole</text:p>
                    <text:list>
                      <text:list-item>
                        <text:p>cnet.com</text:p>
                      </text:list-item>
                      <text:list-item>
                        <text:p>espn.com</text:p>
                      </text:list-item>
                    </text:list>
                    <text:p/>
                  </text:list-item>
                </text:list>
              </text:list-item>
            </text:list>
          </draw:text-box>
        </draw:frame>
        <presentation:notes draw:style-name="dp2">
          <draw:page-thumbnail draw:style-name="gr1" draw:layer="layout" svg:width="12.75cm" svg:height="9.56cm" svg:x="4.125cm" svg:y="2.5cm" draw:page-number="7" presentation:class="page"/>
          <draw:frame presentation:style-name="pr2"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layer="layout" svg:width="20cm" svg:height="2cm" svg:x="1.4cm" svg:y="1.6cm" presentation:class="title">
          <draw:text-box>
            <text:p>Pi-hole</text:p>
          </draw:text-box>
        </draw:frame>
        <draw:frame presentation:style-name="pr4" draw:layer="layout" svg:width="25.2cm" svg:height="12.179cm" svg:x="1.4cm" svg:y="5cm" presentation:class="outline" presentation:user-transformed="true">
          <draw:text-box>
            <text:list text:style-name="L2">
              <text:list-item>
                <text:p>References and guides</text:p>
                <text:list>
                  <text:list-item>
                    <text:p text:style-name="P3">Pi-hole install guide - https://github.com/pi-hole/pi-hole/#one-step-automated-install</text:p>
                  </text:list-item>
                  <text:list-item>
                    <text:p text:style-name="P3">Raspian download <text:a xlink:href="https://www.raspberrypi.org/downloads/raspbian/" xlink:type="simple">https://www.raspberrypi.org/downloads/raspbian/</text:a></text:p>
                  </text:list-item>
                  <text:list-item>
                    <text:p text:style-name="P3">A Raspberry Pi Zero needs some setup to run with a USB console <text:a xlink:href="https://www.tal.org/tutorials/raspberry-pi-zero-usb-serial-console" xlink:type="simple">https://www.tal.org/tutorials/raspberry-pi-zero-usb-serial-console</text:a></text:p>
                  </text:list-item>
                  <text:list-item>
                    <text:p text:style-name="P3">Using Pi-hole with a VPN to provide remote access https://docs.pi-hole.net/guides/vpn/overview/</text:p>
                  </text:list-item>
                </text:list>
              </text:list-item>
            </text:list>
          </draw:text-box>
        </draw:frame>
        <presentation:notes draw:style-name="dp2">
          <draw:page-thumbnail draw:style-name="gr1" draw:layer="layout" svg:width="12.75cm" svg:height="9.56cm" svg:x="4.125cm" svg:y="2.5cm" draw:page-number="8" presentation:class="page"/>
          <draw:frame presentation:style-name="pr2"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The Windows Subsystem for Linux (WSL) is a Windows 10 feature that enables you to run native Linux command-line tools directly on Windows, alongside your traditional Windows desktop and modern store apps.</text:p>
              </text:list-item>
              <text:list-item>
                <text:p>We will cover some history, installation, use, and limitations</text:p>
              </text:list-item>
            </text:list>
          </draw:text-box>
        </draw:frame>
        <presentation:notes draw:style-name="dp2">
          <draw:page-thumbnail draw:style-name="gr1" draw:layer="layout" svg:width="12.75cm" svg:height="9.56cm" svg:x="4.125cm" svg:y="2.5cm" draw:page-number="9" presentation:class="page"/>
          <draw:frame presentation:style-name="pr2"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3">
              <text:list-item>
                <text:list>
                  <text:list-header>
                    <text:p/>
                  </text:list-header>
                  <text:list-item>
                    <text:p>Microsoft initially tried to be “Unix-y” by providing a Posix subsystem in Windows NT</text:p>
                  </text:list-item>
                  <text:list-item>
                    <text:p>This was done to meet DoD Orange Book specs</text:p>
                  </text:list-item>
                  <text:list-item>
                    <text:p><text:s/>The POSIX subsystem supported POSIX.1 spec but provided no shells or UNIX-like environment of any kind. </text:p>
                  </text:list-item>
                  <text:list-item>
                    <text:p>Eliminated in Windows XP and Windows Server 2003</text:p>
                  </text:list-item>
                  <text:list-item>
                    <text:p>MS also bought a product named Interix which became a core operating system component, rebranded as “Subsystem for UNIX Applications” (SUA).</text:p>
                  </text:list-item>
                  <text:list-item>
                    <text:p>Not much use or acceptance for either of these products</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2"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 Windows 7 Microsoft promoted the use of virtual machines to run Linux distributions</text:p>
                <text:list>
                  <text:list-item>
                    <text:p>These have the same issues as all fully-virtualized environments</text:p>
                    <text:list>
                      <text:list-item>
                        <text:p>Less efficient use of hardware</text:p>
                      </text:list-item>
                      <text:list-item>
                        <text:p>Dedicated resources limit overall usage</text:p>
                      </text:list-item>
                    </text:list>
                  </text:list-item>
                </text:list>
              </text:list-item>
              <text:list-item>
                <text:p>For 64-bit Windows 10 (version 1607+), WSL was introduced, aimed mainly at developers.</text:p>
              </text:list-item>
              <text:list-item>
                <text:p>It lets you run Linux directly on Windows, unmodified, without the overhead of a virtual machine.</text:p>
              </text:list-item>
            </text:list>
          </draw:text-box>
        </draw:frame>
        <presentation:notes draw:style-name="dp2">
          <draw:page-thumbnail draw:style-name="gr1" draw:layer="layout" svg:width="12.75cm" svg:height="9.56cm" svg:x="4.125cm" svg:y="2.5cm" draw:page-number="11" presentation:class="page"/>
          <draw:frame presentation:style-name="pr2"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stallation starts from a Windows Powershell prompt:</text:p>
                <text:list>
                  <text:list-item>
                    <text:p><text:span text:style-name="T3">Enable-WindowsOptionalFeature -Online -FeatureName Microsoft-Windows-Subsystem-Linux </text:span></text:p>
                  </text:list-item>
                </text:list>
              </text:list-item>
              <text:list-item>
                <text:p><text:span text:style-name="T4">Some necessary software will download, and the WSL subsystem will be enabled after you reboot.</text:span></text:p>
              </text:list-item>
              <text:list-item>
                <text:p><text:span text:style-name="T4">No Linux distro has been installed, however. To get one; you can use the Microsoft Store: </text:span><text:span text:style-name="T4"><text:a xlink:href="https://aka.ms/wslstore" xlink:type="simple">https://aka.ms/wslstore</text:a></text:span></text:p>
              </text:list-item>
              <text:list-item>
                <text:p><text:span text:style-name="T4">Current available distros are Ubuntu, openSUSE, Kali Linux, Debian, Alpine WSL, <text:s/>SUSE Enterprise Server 12, and Fedora Remix for WSL</text:span></text:p>
              </text:list-item>
              <text:list-item>
                <text:p><text:span text:style-name="T4">You can also download &amp; install without Microsoft Store: see </text:span><text:span text:style-name="T4"><text:a xlink:href="https://docs.microsoft.com/en-us/windows/wsl/install-manual" xlink:type="simple">https://docs.microsoft.com/en-us/windows/wsl/install-manual</text:a></text:span></text:p>
              </text:list-item>
            </text:list>
          </draw:text-box>
        </draw:frame>
        <presentation:notes draw:style-name="dp2">
          <draw:page-thumbnail draw:style-name="gr1" draw:layer="layout" svg:width="12.75cm" svg:height="9.56cm" svg:x="4.125cm" svg:y="2.5cm" draw:page-number="12" presentation:class="page"/>
          <draw:frame presentation:style-name="pr2"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stall Demo (?)</text:p>
              </text:list-item>
              <text:list-item>
                <text:p>Bash demo</text:p>
              </text:list-item>
              <text:list-item>
                <text:p>Make demo</text:p>
              </text:list-item>
            </text:list>
          </draw:text-box>
        </draw:frame>
        <presentation:notes draw:style-name="dp2">
          <draw:page-thumbnail draw:style-name="gr1" draw:layer="layout" svg:width="12.75cm" svg:height="9.56cm" svg:x="4.125cm" svg:y="2.5cm" draw:page-number="13" presentation:class="page"/>
          <draw:frame presentation:style-name="pr2"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user-transformed="true">
          <draw:text-box>
            <text:list text:style-name="L2">
              <text:list-item>
                <text:p>Initially WSL did not use the Linux Kernel, instead using a method of intercepting and translating system calls.</text:p>
              </text:list-item>
              <text:list-item>
                <text:p>As of WSL 2 (Windows 10 builds 18917 or higher) a full Linux kernel has been implemented. To use it:</text:p>
                <text:list>
                  <text:list-item>
                    <text:p>Enable the 'Virtual Machine Platform' optional component</text:p>
                  </text:list-item>
                  <text:list-item>
                    <text:p>Set your distro version using a command line:</text:p>
                    <text:list>
                      <text:list-item>
                        <text:p><text:span text:style-name="T5">wsl --set-version &lt;Distro&gt; 2</text:span></text:p>
                      </text:list-item>
                    </text:list>
                  </text:list-item>
                  <text:list-item>
                    <text:p>Check the version for each distro:</text:p>
                    <text:list>
                      <text:list-item>
                        <text:p><text:span text:style-name="T5">wsl --list --verbose</text:span></text:p>
                      </text:list-item>
                    </text:list>
                  </text:list-item>
                </text:list>
              </text:list-item>
            </text:list>
          </draw:text-box>
        </draw:frame>
        <presentation:notes draw:style-name="dp2">
          <draw:page-thumbnail draw:style-name="gr1" draw:layer="layout" svg:width="12.75cm" svg:height="9.56cm" svg:x="4.125cm" svg:y="2.5cm" draw:page-number="14" presentation:class="page"/>
          <draw:frame presentation:style-name="pr2" draw:text-style-name="P2" draw:layer="layout" svg:width="17cm" svg:height="14cm" svg:x="2cm" svg:y="13cm" presentation:class="notes" presentation:placeholder="true">
            <draw:text-box/>
          </draw:frame>
        </presentation:notes>
      </draw:page>
      <draw:page draw:name="page15" draw:style-name="dp1" draw:master-page-name="Inspiration" presentation:presentation-page-layout-name="AL2T1">
        <draw:frame presentation:style-name="pr3" draw:layer="layout" svg:width="20cm" svg:height="2cm" svg:x="1.4cm" svg:y="1.6cm" presentation:class="title">
          <draw:text-box>
            <text:p>Windows Subsystem for Linux</text:p>
          </draw:text-box>
        </draw:frame>
        <draw:frame presentation:style-name="pr4" draw:layer="layout" svg:width="25.2cm" svg:height="12.179cm" svg:x="1.4cm" svg:y="5cm" presentation:class="outline" presentation:placeholder="true" presentation:user-transformed="true">
          <draw:text-box/>
        </draw:frame>
        <presentation:notes draw:style-name="dp2">
          <draw:page-thumbnail draw:style-name="gr1" draw:layer="layout" svg:width="12.75cm" svg:height="9.56cm" svg:x="4.125cm" svg:y="2.5cm" draw:page-number="15" presentation:class="page"/>
          <draw:frame presentation:style-name="pr2" draw:text-style-name="P2" draw:layer="layout" svg:width="17cm" svg:height="14cm" svg:x="2cm" svg:y="13cm" presentation:class="notes" presentation:placeholder="true">
            <draw:text-box/>
          </draw:frame>
        </presentation:notes>
      </draw:page>
      <draw:page draw:name="page16" draw:style-name="dp1" draw:master-page-name="Inspiration" presentation:presentation-page-layout-name="AL3T0">
        <draw:frame presentation:style-name="pr3" draw:layer="layout" svg:width="20cm" svg:height="2cm" svg:x="1.4cm" svg:y="1.6cm" presentation:class="title">
          <draw:text-box>
            <text:p>Circuit Python</text:p>
          </draw:text-box>
        </draw:frame>
        <draw:frame presentation:style-name="pr5" draw:text-style-name="P1" draw:layer="layout" svg:width="25.2cm" svg:height="12.179cm" svg:x="1.4cm" svg:y="5cm" presentation:class="subtitle">
          <draw:text-box>
            <text:p>CircuitPython is a Python interpreter that has been implemented as the firmware on some microprocessors. This allows a programmer to develop and run microprocessor applications without the need for external SDKs, compilers, etc. Scripts are run directly by the Python interpreter. We will cover the design philosophy behind it, the community that supports it, and enter and run some examples (live demo!)</text:p>
          </draw:text-box>
        </draw:frame>
        <presentation:notes draw:style-name="dp2">
          <draw:page-thumbnail draw:style-name="gr1" draw:layer="layout" svg:width="12.75cm" svg:height="9.56cm" svg:x="4.125cm" svg:y="2.5cm" draw:page-number="16" presentation:class="page"/>
          <draw:frame presentation:style-name="pr6" draw:text-style-name="P1" draw:layer="layout" svg:width="17cm" svg:height="14cm" svg:x="2cm" svg:y="13cm" presentation:class="notes" presentation:placeholder="true">
            <draw:text-box/>
          </draw:frame>
        </presentation:notes>
      </draw:page>
      <draw:page draw:name="page17"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was created in 2013 by Damien George</text:p>
                  </text:list-item>
                  <text:list-item>
                    <text:p>Originally supported a Kickstarted STM32 ‘pyboard’</text:p>
                  </text:list-item>
                  <text:list-item>
                    <text:p>His aim was to support standard CPython with as many modules as possible.</text:p>
                  </text:list-item>
                  <text:list-item>
                    <text:p>Constrained by memory sizes (256k of code space, 16k of RAM)</text:p>
                  </text:list-item>
                  <text:list-item>
                    <text:p>MicroPython has been expanded to other architectures (ESP8266, ESP32, PIC, Unix, Windows, etc.)</text:p>
                  </text:list-item>
                </text:list>
              </text:list-item>
            </text:list>
          </draw:text-box>
        </draw:frame>
        <presentation:notes draw:style-name="dp2">
          <draw:page-thumbnail draw:style-name="gr1" draw:layer="layout" svg:width="12.75cm" svg:height="9.56cm" svg:x="4.125cm" svg:y="2.5cm" draw:page-number="17" presentation:class="page"/>
          <draw:frame presentation:style-name="pr2" draw:text-style-name="P1" draw:layer="layout" svg:width="17cm" svg:height="14cm" svg:x="2cm" svg:y="13cm" presentation:class="notes" presentation:placeholder="true">
            <draw:text-box/>
          </draw:frame>
        </presentation:notes>
      </draw:page>
      <draw:page draw:name="page18"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2.179cm" svg:x="1.4cm" svg:y="5cm" presentation:class="outline">
          <draw:text-box>
            <text:list text:style-name="L2">
              <text:list-item>
                <text:p>History</text:p>
                <text:list>
                  <text:list-item>
                    <text:p>MicroPython was forked in 2017 by Adafruit to create CircuitPython</text:p>
                  </text:list-item>
                  <text:list-item>
                    <text:p>Originally done to support SAMD21 chips used by many Adafruit boards</text:p>
                  </text:list-item>
                  <text:list-item>
                    <text:p>Goal: One hardware API regardless of board or chip type</text:p>
                  </text:list-item>
                  <text:list-item>
                    <text:p>They removed some non-standard Python code from MicroPython</text:p>
                  </text:list-item>
                  <text:list-item>
                    <text:p>Created a uf2 bootloader to simplify getting code on the board</text:p>
                  </text:list-item>
                  <text:list-item>
                    <text:p>Both projects still share code back and forth </text:p>
                  </text:list-item>
                </text:list>
              </text:list-item>
            </text:list>
          </draw:text-box>
        </draw:frame>
        <presentation:notes draw:style-name="dp2">
          <draw:page-thumbnail draw:style-name="gr1" draw:layer="layout" svg:width="12.75cm" svg:height="9.56cm" svg:x="4.125cm" svg:y="2.5cm" draw:page-number="18" presentation:class="page"/>
          <draw:frame presentation:style-name="pr2" draw:text-style-name="P1" draw:layer="layout" svg:width="17cm" svg:height="14cm" svg:x="2cm" svg:y="13cm" presentation:class="notes" presentation:placeholder="true">
            <draw:text-box/>
          </draw:frame>
        </presentation:notes>
      </draw:page>
      <draw:page draw:name="page19"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How it works</text:p>
                <text:list>
                  <text:list-item>
                    <text:p>Power-up default is to enter a REPL prompt state on the serial/usb port (REPL = read-eval-print-loop; waiting for entry of Python code)</text:p>
                  </text:list-item>
                  <text:list-item>
                    <text:p>A terminal emulator connected to the USB port allows interaction with the system</text:p>
                  </text:list-item>
                  <text:list-item>
                    <text:p>Python commands &amp; scripts can be entered directly</text:p>
                  </text:list-item>
                  <text:list-item>
                    <text:p>The device will also show up as a USB disk drive</text:p>
                    <text:list>
                      <text:list-item>
                        <text:p>Access depends on which OS you are running</text:p>
                      </text:list-item>
                      <text:list-item>
                        <text:p>Code, modules, audio &amp; video files can be copied directly to the drive</text:p>
                      </text:list-item>
                    </text:list>
                  </text:list-item>
                  <text:list-item>
                    <text:p>Scripts named boot.py or main.py will be run automatically on power-up (no REPL prompt)</text:p>
                  </text:list-item>
                  <text:list-item>
                    <text:p>You can also run arbitrarily named scripts using a REPL command</text:p>
                  </text:list-item>
                </text:list>
              </text:list-item>
            </text:list>
          </draw:text-box>
        </draw:frame>
        <presentation:notes draw:style-name="dp2">
          <draw:page-thumbnail draw:style-name="gr1" draw:layer="layout" svg:width="12.75cm" svg:height="9.56cm" svg:x="4.125cm" svg:y="2.5cm" draw:page-number="19" presentation:class="page"/>
          <draw:frame presentation:style-name="pr2" draw:text-style-name="P1" draw:layer="layout" svg:width="17cm" svg:height="14cm" svg:x="2cm" svg:y="13cm" presentation:class="notes" presentation:placeholder="true">
            <draw:text-box/>
          </draw:frame>
        </presentation:notes>
      </draw:page>
      <draw:page draw:name="page20"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How it works</text:p>
                <text:list>
                  <text:list-item>
                    <text:p>The most commonly used Python modules are compiled into the core</text:p>
                  </text:list-item>
                  <text:list-item>
                    <text:p>Modules for specific hardware devices can be installed seperately</text:p>
                  </text:list-item>
                  <text:list-item>
                    <text:p>Circuitpython libraries have been ported to CPython (i.e. Raspberry Pi, etc.) - the project is named ‘blinka’</text:p>
                  </text:list-item>
                </text:list>
              </text:list-item>
            </text:list>
          </draw:text-box>
        </draw:frame>
        <presentation:notes draw:style-name="dp1">
          <draw:page-thumbnail draw:style-name="gr1" draw:layer="layout" svg:width="12.75cm" svg:height="9.56cm" svg:x="4.125cm" svg:y="2.5cm" draw:page-number="20" presentation:class="page"/>
          <draw:frame presentation:style-name="pr2" draw:text-style-name="P1" draw:layer="layout" svg:width="17cm" svg:height="14cm" svg:x="2cm" svg:y="13cm" presentation:class="notes" presentation:placeholder="true">
            <draw:text-box/>
          </draw:frame>
        </presentation:notes>
      </draw:page>
      <draw:page draw:name="page21" draw:style-name="dp1" draw:master-page-name="Inspiration" presentation:presentation-page-layout-name="AL2T1">
        <draw:frame presentation:style-name="pr3" draw:layer="layout" svg:width="20cm" svg:height="2cm" svg:x="1.4cm" svg:y="1.6cm" presentation:class="title" presentation:user-transformed="true">
          <draw:text-box>
            <text:p>CircuitPython</text:p>
          </draw:text-box>
        </draw:frame>
        <draw:frame presentation:style-name="pr4" draw:layer="layout" svg:width="25.2cm" svg:height="14.304cm" svg:x="1.4cm" svg:y="5cm" presentation:class="outline" presentation:user-transformed="true">
          <draw:text-box>
            <text:list text:style-name="L2">
              <text:list-item>
                <text:p>CircuitPython Community</text:p>
                <text:list>
                  <text:list-item>
                    <text:p>Code is on github</text:p>
                    <text:list>
                      <text:list-item>
                        <text:p>Core code at https://github.com/adafruit/circuitpython</text:p>
                      </text:list-item>
                      <text:list-item>
                        <text:p>Library code at https://github.com/adafruit/CircuitPython_Community _Bundle </text:p>
                      </text:list-item>
                    </text:list>
                  </text:list-item>
                  <text:list-item>
                    <text:p>All are welcome to contribute; info can be found at: https://github.com/adafruit/circuitpython/blob/master/ CONTRIBUTING.md</text:p>
                  </text:list-item>
                  <text:list-item>
                    <text:p>Primary sources of contact/support </text:p>
                    <text:list>
                      <text:list-item>
                        <text:p>https://adafru.it/discord</text:p>
                      </text:list-item>
                      <text:list-item>
                        <text:p><text:a xlink:href="https://forums.adafruit.com/viewforum.php?f=60" xlink:type="simple">https://forums.adafruit.com/viewforum.php?f=60</text:a></text:p>
                      </text:list-item>
                    </text:list>
                  </text:list-item>
                  <text:list-item>
                    <text:p>There is a weekly developers call <text:s/>on discord – search for #circuitpython</text:p>
                  </text:list-item>
                </text:list>
              </text:list-item>
            </text:list>
          </draw:text-box>
        </draw:frame>
        <presentation:notes draw:style-name="dp2">
          <draw:page-thumbnail draw:style-name="gr1" draw:layer="layout" svg:width="12.75cm" svg:height="9.56cm" svg:x="4.125cm" svg:y="2.5cm" draw:page-number="21" presentation:class="page"/>
          <draw:frame presentation:style-name="pr2" draw:text-style-name="P1" draw:layer="layout" svg:width="17cm" svg:height="14cm" svg:x="2cm" svg:y="13cm" presentation:class="notes" presentation:placeholder="true">
            <draw:text-box/>
          </draw:frame>
        </presentation:notes>
      </draw:page>
      <draw:page draw:name="page22" draw:style-name="dp1" draw:master-page-name="Inspiration" presentation:presentation-page-layout-name="AL2T1">
        <draw:frame presentation:style-name="pr3" draw:layer="layout" svg:width="20cm" svg:height="2cm" svg:x="1.4cm" svg:y="1.6cm" presentation:class="title">
          <draw:text-box>
            <text:p>Circuit Python</text:p>
          </draw:text-box>
        </draw:frame>
        <draw:frame presentation:style-name="pr4" draw:layer="layout" svg:width="25.2cm" svg:height="12.179cm" svg:x="1.4cm" svg:y="5cm" presentation:class="outline">
          <draw:text-box>
            <text:list text:style-name="L2">
              <text:list-item>
                <text:p>Live Demos</text:p>
                <text:list>
                  <text:list-item>
                    <text:p>Demo 1 – booting up and using the REPL prompt</text:p>
                  </text:list-item>
                  <text:list-item>
                    <text:p>Demo 2 – Writing a simple Python script and copying it <text:s text:c="2"/><text:tab/><text:tab/><text:tab/><text:tab/>to the CircuitPython disk drive</text:p>
                  </text:list-item>
                  <text:list-item>
                    <text:p>Demo 3 – Lighting up some leds</text:p>
                  </text:list-item>
                  <text:list-item>
                    <text:p>Demo 4 – Led demo running on a Raspberry Pi using blinka libraries</text:p>
                  </text:list-item>
                </text:list>
              </text:list-item>
            </text:list>
          </draw:text-box>
        </draw:frame>
        <presentation:notes draw:style-name="dp2">
          <draw:page-thumbnail draw:style-name="gr1" draw:layer="layout" svg:width="12.75cm" svg:height="9.56cm" svg:x="4.125cm" svg:y="2.5cm" draw:page-number="22" presentation:class="page"/>
          <draw:frame presentation:style-name="pr2"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Liberation Mono" svg:font-family="'Liberation Mono'" style:font-family-generic="modern" style:font-pitch="variable"/>
    <style:font-face style:name="Liberation Sans4" svg:font-family="'Liberation Sans'" style:font-family-generic="moder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Liberation Sans5"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4875E66B9DEA57F2.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10T10:58:48.716000000</meta:creation-date>
    <meta:editing-duration>PT6H1M5S</meta:editing-duration>
    <meta:editing-cycles>10</meta:editing-cycles>
    <meta:generator>LibreOffice/6.2.7.1$Linux_X86_64 LibreOffice_project/20$Build-1</meta:generator>
    <dc:title>Inspiration</dc:title>
    <dc:date>2020-01-12T09:45:30.803151552</dc:date>
    <meta:document-statistic meta:object-count="109"/>
  </office:meta>
</office:document-meta>
</file>